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F69BBFE80B7985C8.png" manifest:media-type="image/png"/>
  <manifest:file-entry manifest:full-path="Pictures/10000201000003E8000003E8395309449E854262.png" manifest:media-type="image/png"/>
  <manifest:file-entry manifest:full-path="Pictures/10000201000003E8000003E837331021956A3B57.png" manifest:media-type="image/png"/>
  <manifest:file-entry manifest:full-path="Pictures/10000201000003E8000003E8C2EF761C98C21F0F.png" manifest:media-type="image/png"/>
  <manifest:file-entry manifest:full-path="Pictures/10000201000003E8000003E878A7DB303FB21E97.png" manifest:media-type="image/png"/>
  <manifest:file-entry manifest:full-path="Pictures/10000201000003E8000003E83FB2FF85FE45518C.png" manifest:media-type="image/png"/>
  <manifest:file-entry manifest:full-path="Pictures/10000201000003E8000003E80ED990F35921E49E.png" manifest:media-type="image/png"/>
  <manifest:file-entry manifest:full-path="Pictures/10000201000003E8000003E838152CD783B03163.png" manifest:media-type="image/png"/>
  <manifest:file-entry manifest:full-path="Pictures/10000201000003E8000003E83FA2930E036A6DB7.png" manifest:media-type="image/png"/>
  <manifest:file-entry manifest:full-path="Pictures/10000201000003E8000003E87C3A92664A8D66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06cm" svg:height="7.706cm" svg:x="3.227cm" svg:y="3.684cm">
          <draw:image xlink:href="Pictures/10000201000003E8000003E878A7DB303FB21E97.png" xlink:type="simple" xlink:show="embed" xlink:actuate="onLoad" loext:mime-type="image/png">
            <text:p/>
          </draw:image>
        </draw:frame>
        <draw:frame draw:style-name="gr1" draw:text-style-name="P1" draw:layer="layout" svg:width="6.263cm" svg:height="6.263cm" svg:x="1cm" svg:y="1cm">
          <draw:image xlink:href="Pictures/10000201000003E8000003E838152CD783B03163.png" xlink:type="simple" xlink:show="embed" xlink:actuate="onLoad" loext:mime-type="image/png">
            <text:p/>
          </draw:image>
        </draw:frame>
        <draw:frame draw:style-name="gr1" draw:text-style-name="P1" draw:layer="layout" svg:width="10.884cm" svg:height="10.884cm" svg:x="9.187cm" svg:y="12.046cm">
          <draw:image xlink:href="Pictures/10000201000003E8000003E83FA2930E036A6DB7.png" xlink:type="simple" xlink:show="embed" xlink:actuate="onLoad" loext:mime-type="image/png">
            <text:p/>
          </draw:image>
        </draw:frame>
        <draw:frame draw:style-name="gr1" draw:text-style-name="P1" draw:layer="layout" svg:width="9.327cm" svg:height="9.327cm" svg:x="1cm" svg:y="15.98cm">
          <draw:image xlink:href="Pictures/10000201000003E8000003E83FB2FF85FE45518C.png" xlink:type="simple" xlink:show="embed" xlink:actuate="onLoad" loext:mime-type="image/png">
            <text:p/>
          </draw:image>
        </draw:frame>
        <draw:frame draw:style-name="gr1" draw:text-style-name="P1" draw:layer="layout" svg:width="10.366cm" svg:height="10.366cm" svg:x="4.627cm" svg:y="9.193cm">
          <draw:image xlink:href="Pictures/10000201000003E8000003E87C3A92664A8D666D.png" xlink:type="simple" xlink:show="embed" xlink:actuate="onLoad" loext:mime-type="image/png">
            <text:p/>
          </draw:image>
        </draw:frame>
        <draw:frame draw:style-name="gr1" draw:text-style-name="P1" draw:layer="layout" svg:width="9.265cm" svg:height="9.265cm" svg:x="12.325cm" svg:y="1cm">
          <draw:image xlink:href="Pictures/10000201000003E8000003E80ED990F35921E49E.png" xlink:type="simple" xlink:show="embed" xlink:actuate="onLoad" loext:mime-type="image/png">
            <text:p/>
          </draw:image>
        </draw:frame>
        <draw:frame draw:style-name="gr1" draw:text-style-name="P1" draw:layer="layout" svg:width="8.913cm" svg:height="8.913cm" svg:x="0cm" svg:y="7.584cm">
          <draw:image xlink:href="Pictures/10000201000003E8000003E8C2EF761C98C21F0F.png" xlink:type="simple" xlink:show="embed" xlink:actuate="onLoad" loext:mime-type="image/png">
            <text:p/>
          </draw:image>
        </draw:frame>
        <draw:frame draw:style-name="gr1" draw:text-style-name="P1" draw:layer="layout" svg:width="8.446cm" svg:height="8.446cm" svg:x="6.235cm" svg:y="1cm">
          <draw:image xlink:href="Pictures/10000201000003E8000003E837331021956A3B57.png" xlink:type="simple" xlink:show="embed" xlink:actuate="onLoad" loext:mime-type="image/png">
            <text:p/>
          </draw:image>
        </draw:frame>
        <draw:frame draw:style-name="gr1" draw:text-style-name="P1" draw:layer="layout" svg:width="9.949cm" svg:height="9.949cm" svg:x="13.499cm" svg:y="9.598cm">
          <draw:image xlink:href="Pictures/10000201000003E8000003E8395309449E854262.png" xlink:type="simple" xlink:show="embed" xlink:actuate="onLoad" loext:mime-type="image/png">
            <text:p/>
          </draw:image>
        </draw:frame>
        <draw:frame draw:style-name="gr1" draw:text-style-name="P1" draw:layer="layout" svg:width="9.846cm" svg:height="9.846cm" svg:x="14.329cm" svg:y="17.094cm">
          <draw:image xlink:href="Pictures/10000201000003E8000003E8F69BBFE80B7985C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7-01T01:01:13.500029259</meta:creation-date>
    <dc:date>2019-07-01T01:04:54.368083844</dc:date>
    <dc:creator>André Santanchè</dc:creator>
    <meta:editing-duration>PT3M42S</meta:editing-duration>
    <meta:editing-cycles>1</meta:editing-cycles>
    <meta:document-statistic meta:object-count="10"/>
    <meta:generator>LibreOffice/6.1.6.3$Linux_X86_64 LibreOffice_project/10$Build-3</meta:generator>
  </office:meta>
</office:document-meta>
</file>